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898e1" officeooo:paragraph-rsid="000898e1"/>
    </style:style>
    <style:style style:name="P2" style:family="paragraph" style:parent-style-name="Text_20_body" style:list-style-name="L1">
      <style:text-properties officeooo:rsid="00089cf3" officeooo:paragraph-rsid="000b09e6"/>
    </style:style>
    <style:style style:name="P3" style:family="paragraph" style:parent-style-name="Text_20_body" style:list-style-name="L1">
      <style:text-properties officeooo:rsid="00089cf3" officeooo:paragraph-rsid="001a57f5"/>
    </style:style>
    <style:style style:name="P4" style:family="paragraph" style:parent-style-name="Text_20_body" style:list-style-name="L1">
      <style:text-properties officeooo:rsid="001129c6" officeooo:paragraph-rsid="001129c6"/>
    </style:style>
    <style:style style:name="P5" style:family="paragraph" style:parent-style-name="Text_20_body" style:list-style-name="L1">
      <style:text-properties officeooo:rsid="00145d4a" officeooo:paragraph-rsid="00145d4a"/>
    </style:style>
    <style:style style:name="P6" style:family="paragraph" style:parent-style-name="Text_20_body" style:list-style-name="L1">
      <style:text-properties officeooo:rsid="0015cb15" officeooo:paragraph-rsid="0015cb15"/>
    </style:style>
    <style:style style:name="P7" style:family="paragraph" style:parent-style-name="Text_20_body" style:list-style-name="L1">
      <style:text-properties officeooo:rsid="0017b5b0" officeooo:paragraph-rsid="0017b5b0"/>
    </style:style>
    <style:style style:name="P8" style:family="paragraph" style:parent-style-name="Text_20_body" style:list-style-name="L1">
      <style:text-properties officeooo:rsid="0018994e" officeooo:paragraph-rsid="0018994e"/>
    </style:style>
    <style:style style:name="P9" style:family="paragraph" style:parent-style-name="Text_20_body" style:list-style-name="L1">
      <style:text-properties style:text-underline-style="none" officeooo:rsid="0018e3b7" officeooo:paragraph-rsid="0018e3b7"/>
    </style:style>
    <style:style style:name="P10" style:family="paragraph" style:parent-style-name="Text_20_body" style:list-style-name="L2">
      <style:text-properties style:text-underline-style="none" officeooo:rsid="0009f2ad" officeooo:paragraph-rsid="001a57f5"/>
    </style:style>
    <style:style style:name="P11" style:family="paragraph" style:parent-style-name="Text_20_body" style:list-style-name="L1">
      <style:text-properties style:text-underline-style="none" officeooo:rsid="0009f2ad" officeooo:paragraph-rsid="001a57f5"/>
    </style:style>
    <style:style style:name="P12" style:family="paragraph" style:parent-style-name="Text_20_body">
      <style:text-properties style:text-underline-style="solid" style:text-underline-width="auto" style:text-underline-color="font-color" officeooo:rsid="0009f2ad" officeooo:paragraph-rsid="001a57f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2bad"/>
    </style:style>
    <style:style style:name="T5" style:family="text">
      <style:text-properties officeooo:rsid="000b429c"/>
    </style:style>
    <style:style style:name="T6" style:family="text">
      <style:text-properties officeooo:rsid="000c014e"/>
    </style:style>
    <style:style style:name="T7" style:family="text">
      <style:text-properties officeooo:rsid="000d3bd0"/>
    </style:style>
    <style:style style:name="T8" style:family="text">
      <style:text-properties officeooo:rsid="000d62e1"/>
    </style:style>
    <style:style style:name="T9" style:family="text">
      <style:text-properties officeooo:rsid="000f41c1"/>
    </style:style>
    <style:style style:name="T10" style:family="text">
      <style:text-properties officeooo:rsid="00130177"/>
    </style:style>
    <style:style style:name="T11" style:family="text">
      <style:text-properties officeooo:rsid="001a6602"/>
    </style:style>
    <style:style style:name="T12" style:family="text">
      <style:text-properties officeooo:rsid="0021d9d1"/>
    </style:style>
    <style:style style:name="T13" style:family="text">
      <style:text-properties officeooo:rsid="001d64c9"/>
    </style:style>
    <style:style style:name="T14" style:family="text">
      <style:text-properties officeooo:rsid="00204928"/>
    </style:style>
    <style:style style:name="T15" style:family="text">
      <style:text-properties officeooo:rsid="001af023"/>
    </style:style>
    <style:style style:name="T16" style:family="text">
      <style:text-properties officeooo:rsid="001a14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 : mesure du temps</text:p>
      <text:list xml:id="list2293558622" text:style-name="L1">
        <text:list-item>
          <text:p text:style-name="P2"><text:span text:style-name="T1">Durée</text:span> : <text:span text:style-name="T5">1 ou 2 heures</text:span></text:p>
        </text:list-item>
        <text:list-item>
          <text:p text:style-name="P2"><text:span text:style-name="T1">Niveau</text:span> : <text:span text:style-name="T6">5ème</text:span></text:p>
        </text:list-item>
        <text:list-item>
          <text:p text:style-name="P2"><text:span text:style-name="T1">Pré-requis</text:span> : <text:span text:style-name="T7">Fractions, nombre décimaux. Notion de proportionnalité.</text:span></text:p>
        </text:list-item>
        <text:list-item>
          <text:p text:style-name="P3"><text:span text:style-name="T1">Objectifs</text:span> : </text:p>
          <text:list>
            <text:list-item>
              <text:p text:style-name="P11">utiliser une formule liant deux grandeurs dans une situation de proportionnalité</text:p>
            </text:list-item>
            <text:list-item>
              <text:p text:style-name="P11">résoudre des problèmes utilisant la proportionnalité (pourcentages, échelles, agrandissement réduction)</text:p>
            </text:list-item>
          </text:list>
        </text:list-item>
        <text:list-item>
          <text:p text:style-name="P2"><text:span text:style-name="T1">Modalités</text:span> : <text:span text:style-name="T9">Par petits groupes, en pairs.</text:span></text:p>
        </text:list-item>
        <text:list-item>
          <text:p text:style-name="P2"><text:span text:style-name="T1">Contenu</text:span> : </text:p>
          <text:list>
            <text:list-item>
              <text:p text:style-name="P4">On commence par une introduction orale et un échange avec les élèves, ou on leur demande le nombre de secondes dans une minutes, de minutes dans une heure, etc. <text:span text:style-name="T10">On réactive aussi la proportionnalité avec une question simple, comme le nombre de minutes dans 3 heures.</text:span></text:p>
            </text:list-item>
            <text:list-item>
              <text:p text:style-name="P5">On regarde la vidéo « c’est pas sorcier » suivante :<text:line-break/><text:a xlink:type="simple" xlink:href="https://www.youtube.com/embed/8vMTE9U9z0U?start=0&amp;end=383" text:style-name="Internet_20_link" text:visited-style-name="Visited_20_Internet_20_Link">https://www.youtube.com/</text:a><text:a xlink:type="simple" xlink:href="https://www.youtube.com/embed/8vMTE9U9z0U?start=0&amp;end=383" text:style-name="Internet_20_link" text:visited-style-name="Visited_20_Internet_20_Link"><text:span text:style-name="T11">embed/</text:span></text:a><text:a xlink:type="simple" xlink:href="https://www.youtube.com/embed/8vMTE9U9z0U?start=0&amp;end=383" text:style-name="Internet_20_link" text:visited-style-name="Visited_20_Internet_20_Link">8vMTE9U9z0U?</text:a><text:a xlink:type="simple" xlink:href="https://www.youtube.com/embed/8vMTE9U9z0U?start=0&amp;end=383" text:style-name="Internet_20_link" text:visited-style-name="Visited_20_Internet_20_Link"><text:span text:style-name="T11">start=</text:span></text:a><text:a xlink:type="simple" xlink:href="https://www.youtube.com/embed/8vMTE9U9z0U?start=0&amp;end=383" text:style-name="Internet_20_link" text:visited-style-name="Visited_20_Internet_20_Link"><text:span text:style-name="T12">0</text:span></text:a><text:a xlink:type="simple" xlink:href="https://www.youtube.com/embed/8vMTE9U9z0U?start=0&amp;end=383" text:style-name="Internet_20_link" text:visited-style-name="Visited_20_Internet_20_Link"><text:span text:style-name="T11">&amp;end=</text:span></text:a><text:a xlink:type="simple" xlink:href="https://www.youtube.com/embed/8vMTE9U9z0U?start=0&amp;end=383" text:style-name="Internet_20_link" text:visited-style-name="Visited_20_Internet_20_Link"><text:span text:style-name="T13">383</text:span></text:a><text:span text:style-name="T13"><text:line-break/></text:span><text:a xlink:type="simple" xlink:href="https://www.youtube.com/embed/8vMTE9U9z0U?start=932&amp;end=1330" text:style-name="Internet_20_link" text:visited-style-name="Visited_20_Internet_20_Link"><text:span text:style-name="T13">https://</text:span></text:a><text:a xlink:type="simple" xlink:href="https://www.youtube.com/embed/8vMTE9U9z0U?start=932&amp;end=1330" text:style-name="Internet_20_link" text:visited-style-name="Visited_20_Internet_20_Link"><text:span text:style-name="T14">www.</text:span></text:a><text:a xlink:type="simple" xlink:href="https://www.youtube.com/embed/8vMTE9U9z0U?start=932&amp;end=1330" text:style-name="Internet_20_link" text:visited-style-name="Visited_20_Internet_20_Link"><text:span text:style-name="T13">youtube.</text:span></text:a><text:a xlink:type="simple" xlink:href="https://www.youtube.com/embed/8vMTE9U9z0U?start=932&amp;end=1330" text:style-name="Internet_20_link" text:visited-style-name="Visited_20_Internet_20_Link"><text:span text:style-name="T14">com/embed</text:span></text:a><text:a xlink:type="simple" xlink:href="https://www.youtube.com/embed/8vMTE9U9z0U?start=932&amp;end=1330" text:style-name="Internet_20_link" text:visited-style-name="Visited_20_Internet_20_Link"><text:span text:style-name="T13">/8vMTE9U9z0U?</text:span></text:a><text:a xlink:type="simple" xlink:href="https://www.youtube.com/embed/8vMTE9U9z0U?start=932&amp;end=1330" text:style-name="Internet_20_link" text:visited-style-name="Visited_20_Internet_20_Link"><text:span text:style-name="T14">start</text:span></text:a><text:a xlink:type="simple" xlink:href="https://www.youtube.com/embed/8vMTE9U9z0U?start=932&amp;end=1330" text:style-name="Internet_20_link" text:visited-style-name="Visited_20_Internet_20_Link"><text:span text:style-name="T13">=</text:span></text:a><text:a xlink:type="simple" xlink:href="https://www.youtube.com/embed/8vMTE9U9z0U?start=932&amp;end=1330" text:style-name="Internet_20_link" text:visited-style-name="Visited_20_Internet_20_Link"><text:span text:style-name="T14">932</text:span></text:a><text:a xlink:type="simple" xlink:href="https://www.youtube.com/embed/8vMTE9U9z0U?start=932&amp;end=1330" text:style-name="Internet_20_link" text:visited-style-name="Visited_20_Internet_20_Link"><text:span text:style-name="T11">&amp;end=1</text:span></text:a><text:a xlink:type="simple" xlink:href="https://www.youtube.com/embed/8vMTE9U9z0U?start=932&amp;end=1330" text:style-name="Internet_20_link" text:visited-style-name="Visited_20_Internet_20_Link"><text:span text:style-name="T15">330</text:span></text:a></text:p>
            </text:list-item>
            <text:list-item>
              <text:p text:style-name="P6">On fait la fiche d’activité « mesurer le temps ». Chaque élève a sa propre fiche.<text:line-break/>La fiche est en 3 parties : lorqu’un groupe fini une partie, ils ont la suivante.<text:line-break/><text:span text:style-name="T16">Il ya des débats à avoir, notamment : à combien de minutes est l’ombre du cadrant solaire ?</text:span></text:p>
            </text:list-item>
            <text:list-item>
              <text:p text:style-name="P7">À la fin, on remplit et colle la fiche de cours sur les durées.</text:p>
            </text:list-item>
          </text:list>
        </text:list-item>
        <text:list-item>
          <text:p text:style-name="P2"><text:span text:style-name="T1">Problèmes anticipés/</text:span><text:span text:style-name="T2">Autres idées</text:span><text:span text:style-name="T4"> :</text:span></text:p>
          <text:list>
            <text:list-item>
              <text:p text:style-name="P8"><text:span text:style-name="T4">L</text:span><text:span text:style-name="T3">e problème est complexe, certains élèves peuvent se sentir dépassés. Il serait bon d’avoir quelque chose de plus progressif.</text:span></text:p>
            </text:list-item>
            <text:list-item>
              <text:p text:style-name="P9">Le schéma du cadran solaire peut également troubler les élèv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1-16T17:54:20.176372697</dc:date>
    <meta:editing-duration>PT1H9M53S</meta:editing-duration>
    <meta:editing-cycles>18</meta:editing-cycles>
    <meta:document-statistic meta:table-count="0" meta:image-count="0" meta:object-count="0" meta:page-count="1" meta:paragraph-count="16" meta:word-count="225" meta:character-count="1366" meta:non-whitespace-character-count="1170"/>
  </office:meta>
</office:document-meta>
</file>